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fo:font-size="10pt" fo:font-weight="normal" officeooo:rsid="003e0539" officeooo:paragraph-rsid="003e0539" style:font-size-asian="10pt" style:font-weight-asian="normal" style:font-size-complex="10pt" style:font-weight-complex="normal"/>
    </style:style>
    <style:style style:name="P2" style:family="paragraph" style:parent-style-name="Standard">
      <style:text-properties style:font-name="Courier 10 Pitch" fo:font-size="10pt" fo:font-weight="normal" officeooo:rsid="004e87b4" officeooo:paragraph-rsid="004e87b4" style:font-size-asian="10pt" style:font-weight-asian="normal" style:font-size-complex="10pt" style:font-weight-complex="normal"/>
    </style:style>
    <style:style style:name="P3" style:family="paragraph" style:parent-style-name="Standard">
      <style:text-properties style:font-name="Courier 10 Pitch" fo:font-size="10pt" fo:font-weight="normal" officeooo:rsid="00587f10" officeooo:paragraph-rsid="00587f10" style:font-size-asian="10pt" style:font-weight-asian="normal" style:font-size-complex="10pt" style:font-weight-complex="normal"/>
    </style:style>
    <style:style style:name="P4" style:family="paragraph" style:parent-style-name="Standard">
      <style:text-properties style:font-name="Courier 10 Pitch" fo:font-size="13pt" fo:font-weight="bold" officeooo:rsid="0045638a" officeooo:paragraph-rsid="0045638a" style:font-size-asian="13pt" style:font-weight-asian="bold" style:font-size-complex="13pt" style:font-weight-complex="bold"/>
    </style:style>
    <style:style style:name="P5" style:family="paragraph" style:parent-style-name="Standard">
      <style:text-properties style:font-name="Courier 10 Pitch" fo:font-size="13pt" fo:font-weight="bold" officeooo:rsid="0045638a" officeooo:paragraph-rsid="005710ba" style:font-size-asian="13pt" style:font-weight-asian="bold" style:font-size-complex="13pt" style:font-weight-complex="bold"/>
    </style:style>
    <style:style style:name="P6" style:family="paragraph" style:parent-style-name="Standard">
      <style:text-properties style:font-name="Courier 10 Pitch" fo:font-size="13pt" fo:font-weight="bold" officeooo:rsid="0045638a" officeooo:paragraph-rsid="005efc01" style:font-size-asian="13pt" style:font-weight-asian="bold" style:font-size-complex="13pt" style:font-weight-complex="bold"/>
    </style:style>
    <style:style style:name="P7" style:family="paragraph" style:parent-style-name="Standard">
      <style:text-properties style:font-name="Courier 10 Pitch" fo:font-size="11pt" officeooo:rsid="0060b509" officeooo:paragraph-rsid="0060b509" style:font-size-asian="11pt" style:font-size-complex="11pt"/>
    </style:style>
    <style:style style:name="P8" style:family="paragraph" style:parent-style-name="Standard">
      <style:text-properties fo:font-size="11pt" fo:font-weight="normal" officeooo:rsid="003e0539" officeooo:paragraph-rsid="003febd5" style:font-size-asian="11pt" style:font-weight-asian="normal" style:font-size-complex="11pt" style:font-weight-complex="normal"/>
    </style:style>
    <style:style style:name="P9" style:family="paragraph" style:parent-style-name="Standard">
      <style:text-properties fo:font-size="11pt" fo:font-weight="normal" officeooo:rsid="003e0539" officeooo:paragraph-rsid="003e0539" style:font-size-asian="11pt" style:font-weight-asian="normal" style:font-size-complex="11pt" style:font-weight-complex="normal"/>
    </style:style>
    <style:style style:name="P10" style:family="paragraph" style:parent-style-name="Standard">
      <style:text-properties officeooo:paragraph-rsid="0041093c"/>
    </style:style>
    <style:style style:name="P11" style:family="paragraph" style:parent-style-name="Standard">
      <style:text-properties officeooo:paragraph-rsid="00462726"/>
    </style:style>
    <style:style style:name="P12" style:family="paragraph" style:parent-style-name="Standard">
      <style:text-properties fo:font-size="15pt" fo:font-weight="bold" officeooo:rsid="000c4d19" officeooo:paragraph-rsid="004854e3" style:font-size-asian="15pt" style:font-weight-asian="bold" style:font-size-complex="15pt" style:font-weight-complex="bold"/>
    </style:style>
    <style:style style:name="P13" style:family="paragraph" style:parent-style-name="Standard">
      <style:text-properties fo:font-size="15pt" fo:font-weight="bold" officeooo:rsid="003e0539" officeooo:paragraph-rsid="00588158" style:font-size-asian="15pt" style:font-weight-asian="bold" style:font-size-complex="15pt" style:font-weight-complex="bold"/>
    </style:style>
    <style:style style:name="P14" style:family="paragraph" style:parent-style-name="Standard">
      <style:text-properties fo:font-size="15pt" fo:font-weight="bold" officeooo:rsid="008ab5f8" officeooo:paragraph-rsid="008ab5f8" style:font-size-asian="15pt" style:font-weight-asian="bold" style:font-size-complex="15pt" style:font-weight-complex="bold"/>
    </style:style>
    <style:style style:name="P15" style:family="paragraph" style:parent-style-name="Standard">
      <style:text-properties fo:font-size="15pt" fo:font-weight="bold" officeooo:rsid="008ac85b" officeooo:paragraph-rsid="008ac85b" style:font-size-asian="15pt" style:font-weight-asian="bold" style:font-size-complex="15pt" style:font-weight-complex="bold"/>
    </style:style>
    <style:style style:name="P16" style:family="paragraph" style:parent-style-name="Standard">
      <style:text-properties officeooo:paragraph-rsid="004854e3"/>
    </style:style>
    <style:style style:name="P17" style:family="paragraph" style:parent-style-name="Standard">
      <style:text-properties officeooo:paragraph-rsid="0045638a"/>
    </style:style>
    <style:style style:name="P18" style:family="paragraph" style:parent-style-name="Standard">
      <style:text-properties style:font-name="Cantarell" fo:font-size="11pt" fo:font-weight="bold" officeooo:rsid="0041093c" officeooo:paragraph-rsid="0041093c" style:font-size-asian="11pt" style:font-weight-asian="normal" style:font-size-complex="11pt" style:font-weight-complex="normal"/>
    </style:style>
    <style:style style:name="P19" style:family="paragraph" style:parent-style-name="Standard">
      <style:text-properties style:font-name="Liberation Serif" officeooo:paragraph-rsid="00462726"/>
    </style:style>
    <style:style style:name="P20" style:family="paragraph" style:parent-style-name="Standard">
      <style:text-properties style:font-name="Liberation Serif" fo:font-size="11pt" officeooo:paragraph-rsid="0041093c" style:font-size-asian="11pt" style:font-size-complex="11pt"/>
    </style:style>
    <style:style style:name="P21" style:family="paragraph" style:parent-style-name="Standard">
      <style:text-properties style:font-name="Liberation Serif" fo:font-size="11pt" officeooo:paragraph-rsid="0045638a" style:font-size-asian="11pt" style:font-size-complex="11pt"/>
    </style:style>
    <style:style style:name="P22" style:family="paragraph" style:parent-style-name="Standard">
      <style:text-properties style:font-name="Liberation Serif" fo:font-size="11pt" fo:font-weight="bold" officeooo:rsid="0045638a" officeooo:paragraph-rsid="0045638a" style:font-size-asian="11pt" style:font-weight-asian="bold" style:font-size-complex="11pt" style:font-weight-complex="bold"/>
    </style:style>
    <style:style style:name="P23" style:family="paragraph" style:parent-style-name="Standard">
      <style:text-properties fo:font-size="12pt" fo:font-weight="normal" officeooo:rsid="000c4d19" officeooo:paragraph-rsid="005d2637" style:font-size-asian="12pt" style:font-weight-asian="normal" style:font-size-complex="12pt" style:font-weight-complex="normal"/>
    </style:style>
    <style:style style:name="P24" style:family="paragraph" style:parent-style-name="Standard">
      <style:text-properties officeooo:paragraph-rsid="005d2637"/>
    </style:style>
    <style:style style:name="P25" style:family="paragraph" style:parent-style-name="Standard">
      <style:text-properties officeooo:paragraph-rsid="005efc01"/>
    </style:style>
    <style:style style:name="P26" style:family="paragraph" style:parent-style-name="Heading_20_1">
      <style:text-properties fo:font-size="15pt" fo:font-weight="bold" officeooo:rsid="003e0539" officeooo:paragraph-rsid="003e0539" style:font-size-asian="15pt" style:font-weight-asian="bold" style:font-size-complex="15pt" style:font-weight-complex="bold"/>
    </style:style>
    <style:style style:name="P27" style:family="paragraph" style:parent-style-name="Heading_20_1">
      <style:text-properties fo:font-size="18pt" officeooo:paragraph-rsid="007135f6" style:font-size-asian="18pt" style:font-size-complex="18pt"/>
    </style:style>
    <style:style style:name="P28" style:family="paragraph" style:parent-style-name="Text_20_body">
      <style:text-properties fo:font-size="12pt" fo:font-weight="bold" officeooo:rsid="000df7ae" officeooo:paragraph-rsid="004854e3" style:font-size-asian="12pt" style:font-weight-asian="bold" style:font-size-complex="12pt" style:font-weight-complex="bold"/>
    </style:style>
    <style:style style:name="P29" style:family="paragraph" style:parent-style-name="Text_20_body">
      <style:text-properties fo:font-size="12pt" fo:font-weight="bold" officeooo:rsid="0083a509" officeooo:paragraph-rsid="0083a509" style:font-size-asian="12pt" style:font-weight-asian="bold" style:font-size-complex="12pt" style:font-weight-complex="bold"/>
    </style:style>
    <style:style style:name="P30" style:family="paragraph" style:parent-style-name="Text_20_body">
      <style:text-properties fo:font-size="12pt" fo:font-weight="bold" officeooo:rsid="0084b660" officeooo:paragraph-rsid="0083a509" style:font-size-asian="12pt" style:font-weight-asian="bold" style:font-size-complex="12pt" style:font-weight-complex="bold"/>
    </style:style>
    <style:style style:name="P31" style:family="paragraph" style:parent-style-name="Text_20_body">
      <style:text-properties fo:font-size="12pt" fo:font-weight="bold" officeooo:rsid="0084b660" officeooo:paragraph-rsid="00878bbb" style:font-size-asian="12pt" style:font-weight-asian="bold" style:font-size-complex="12pt" style:font-weight-complex="bold"/>
    </style:style>
    <style:style style:name="P32" style:family="paragraph" style:parent-style-name="Text_20_body">
      <style:text-properties fo:font-size="12pt" fo:font-weight="normal" officeooo:rsid="000c4d19" officeooo:paragraph-rsid="005d2637" style:font-size-asian="12pt" style:font-weight-asian="normal" style:font-size-complex="12pt" style:font-weight-complex="normal"/>
    </style:style>
    <style:style style:name="P33" style:family="paragraph" style:parent-style-name="Text_20_body">
      <style:text-properties officeooo:paragraph-rsid="004854e3"/>
    </style:style>
    <style:style style:name="P34" style:family="paragraph" style:parent-style-name="Text_20_body">
      <style:text-properties fo:font-size="15pt" fo:font-weight="bold" officeooo:rsid="003e0539" officeooo:paragraph-rsid="003e0539" style:font-size-asian="15pt" style:font-weight-asian="bold" style:font-size-complex="15pt" style:font-weight-complex="bold"/>
    </style:style>
    <style:style style:name="P35" style:family="paragraph" style:parent-style-name="Text_20_body">
      <style:text-properties fo:font-size="15pt" fo:font-weight="bold" officeooo:rsid="003e0539" officeooo:paragraph-rsid="004854e3" style:font-size-asian="15pt" style:font-weight-asian="bold" style:font-size-complex="15pt" style:font-weight-complex="bold"/>
    </style:style>
    <style:style style:name="P36" style:family="paragraph" style:parent-style-name="Text_20_body">
      <style:text-properties fo:font-size="15pt" fo:font-weight="bold" officeooo:rsid="0064235a" officeooo:paragraph-rsid="0064235a" style:font-size-asian="15pt" style:font-weight-asian="bold" style:font-size-complex="15pt" style:font-weight-complex="bold"/>
    </style:style>
    <style:style style:name="P37" style:family="paragraph" style:parent-style-name="Text_20_body">
      <style:text-properties style:font-name="Courier 10 Pitch" fo:font-size="11pt" fo:font-weight="normal" officeooo:rsid="00151fd9" officeooo:paragraph-rsid="005d2637" style:font-size-asian="11pt" style:font-weight-asian="normal" style:font-size-complex="11pt" style:font-weight-complex="normal"/>
    </style:style>
    <style:style style:name="P38" style:family="paragraph" style:parent-style-name="Text_20_body">
      <style:text-properties style:font-name="Courier 10 Pitch" fo:font-size="11pt" fo:font-weight="normal" officeooo:rsid="0083a509" officeooo:paragraph-rsid="0083a509" style:font-size-asian="11pt" style:font-weight-asian="normal" style:font-size-complex="11pt" style:font-weight-complex="normal"/>
    </style:style>
    <style:style style:name="P39" style:family="paragraph" style:parent-style-name="Text_20_body">
      <style:text-properties style:font-name="Courier 10 Pitch" fo:font-size="11pt" fo:font-weight="normal" officeooo:rsid="0083a509" officeooo:paragraph-rsid="0085db89" style:font-size-asian="11pt" style:font-weight-asian="normal" style:font-size-complex="11pt" style:font-weight-complex="normal"/>
    </style:style>
    <style:style style:name="P40" style:family="paragraph" style:parent-style-name="Text_20_body">
      <style:text-properties style:font-name="Courier 10 Pitch" fo:font-size="11pt" fo:font-weight="normal" officeooo:rsid="0083a509" officeooo:paragraph-rsid="00878bbb" style:font-size-asian="11pt" style:font-weight-asian="normal" style:font-size-complex="11pt" style:font-weight-complex="normal"/>
    </style:style>
    <style:style style:name="P41" style:family="paragraph" style:parent-style-name="Text_20_body">
      <style:text-properties officeooo:paragraph-rsid="005d2637"/>
    </style:style>
    <style:style style:name="P42" style:family="paragraph" style:parent-style-name="Text_20_body">
      <style:text-properties style:font-name="Liberation Serif" officeooo:paragraph-rsid="005efc01"/>
    </style:style>
    <style:style style:name="P43" style:family="paragraph" style:parent-style-name="Text_20_body">
      <style:text-properties officeooo:paragraph-rsid="006dd03b"/>
    </style:style>
    <style:style style:name="P44" style:family="paragraph" style:parent-style-name="Text_20_body">
      <style:text-properties fo:font-size="16pt" fo:font-weight="bold" officeooo:rsid="0082426e" officeooo:paragraph-rsid="0082426e" style:font-size-asian="16pt" style:font-weight-asian="bold" style:font-size-complex="16pt" style:font-weight-complex="bold"/>
    </style:style>
    <style:style style:name="P45" style:family="paragraph" style:parent-style-name="Text_20_body">
      <style:text-properties fo:font-size="18pt" fo:font-weight="bold" officeooo:rsid="006dd03b" officeooo:paragraph-rsid="006dd03b" style:font-size-asian="18pt" style:font-weight-asian="bold" style:font-size-complex="18pt" style:font-weight-complex="bold"/>
    </style:style>
    <style:style style:name="P46" style:family="paragraph" style:parent-style-name="Text_20_body">
      <style:text-properties officeooo:paragraph-rsid="007135f6"/>
    </style:style>
    <style:style style:name="P47" style:family="paragraph" style:parent-style-name="Text_20_body">
      <style:text-properties officeooo:paragraph-rsid="0074a2e1"/>
    </style:style>
    <style:style style:name="P48" style:family="paragraph" style:parent-style-name="Text_20_body">
      <style:text-properties officeooo:paragraph-rsid="00872f48"/>
    </style:style>
    <style:style style:name="P49" style:family="paragraph" style:parent-style-name="Preformatted_20_Text">
      <style:text-properties officeooo:paragraph-rsid="004854e3"/>
    </style:style>
    <style:style style:name="P50" style:family="paragraph" style:parent-style-name="Preformatted_20_Text">
      <style:text-properties officeooo:rsid="0017575b" officeooo:paragraph-rsid="005d2637"/>
    </style:style>
    <style:style style:name="P51" style:family="paragraph" style:parent-style-name="Preformatted_20_Text">
      <style:text-properties officeooo:rsid="001c54d2" officeooo:paragraph-rsid="005d2637"/>
    </style:style>
    <style:style style:name="P52" style:family="paragraph" style:parent-style-name="Preformatted_20_Text">
      <style:text-properties officeooo:paragraph-rsid="005d2637"/>
    </style:style>
    <style:style style:name="P53" style:family="paragraph" style:parent-style-name="Preformatted_20_Text">
      <style:text-properties officeooo:paragraph-rsid="0065cd83"/>
    </style:style>
    <style:style style:name="P54" style:family="paragraph" style:parent-style-name="Preformatted_20_Text">
      <style:text-properties fo:color="#000000"/>
    </style:style>
    <style:style style:name="P55" style:family="paragraph" style:parent-style-name="Preformatted_20_Text">
      <style:text-properties fo:color="#000000" fo:font-weight="bold" style:font-weight-asian="bold" style:font-weight-complex="bold"/>
    </style:style>
    <style:style style:name="P56" style:family="paragraph" style:parent-style-name="Preformatted_20_Text">
      <style:paragraph-properties fo:margin-top="0cm" fo:margin-bottom="0.499cm" style:contextual-spacing="false"/>
    </style:style>
    <style:style style:name="P57" style:family="paragraph" style:parent-style-name="Preformatted_20_Text">
      <style:paragraph-properties fo:margin-top="0cm" fo:margin-bottom="0.499cm" style:contextual-spacing="false"/>
      <style:text-properties officeooo:paragraph-rsid="004854e3"/>
    </style:style>
    <style:style style:name="P58" style:family="paragraph" style:parent-style-name="Preformatted_20_Text">
      <style:paragraph-properties fo:margin-top="0cm" fo:margin-bottom="0.499cm" style:contextual-spacing="false"/>
      <style:text-properties officeooo:paragraph-rsid="005d2637"/>
    </style:style>
    <style:style style:name="P59" style:family="paragraph" style:parent-style-name="List_20_Contents">
      <style:paragraph-properties fo:margin-top="0cm" fo:margin-bottom="0.499cm" style:contextual-spacing="false"/>
      <style:text-properties officeooo:paragraph-rsid="004854e3"/>
    </style:style>
    <style:style style:name="P60" style:family="paragraph" style:parent-style-name="Preformatted_20_Text">
      <style:paragraph-properties fo:margin-top="0cm" fo:margin-bottom="0.499cm" style:contextual-spacing="false" style:writing-mode="lr-tb"/>
    </style:style>
    <style:style style:name="P61" style:family="paragraph" style:parent-style-name="Heading_20_3">
      <style:paragraph-properties fo:margin-top="0cm" fo:margin-bottom="0.499cm" style:contextual-spacing="false"/>
      <style:text-properties fo:color="#000000"/>
    </style:style>
    <style:style style:name="P62" style:family="paragraph" style:parent-style-name="List_20_Heading">
      <style:text-properties officeooo:rsid="0030181b" officeooo:paragraph-rsid="004854e3"/>
    </style:style>
    <style:style style:name="P63" style:family="paragraph" style:parent-style-name="List_20_Contents">
      <style:paragraph-properties fo:margin-left="0cm" fo:margin-right="0cm" fo:margin-top="0cm" fo:margin-bottom="0.499cm" style:contextual-spacing="false" fo:text-indent="0cm" style:auto-text-indent="false"/>
      <style:text-properties officeooo:paragraph-rsid="004854e3"/>
    </style:style>
    <style:style style:name="P64" style:family="paragraph" style:parent-style-name="Heading_20_2">
      <style:text-properties fo:font-size="15pt" fo:font-weight="bold" officeooo:rsid="000c4d19" officeooo:paragraph-rsid="005d2637" style:font-size-asian="15pt" style:font-weight-asian="bold" style:font-size-complex="15pt" style:font-weight-complex="bold"/>
    </style:style>
    <style:style style:name="P65" style:family="paragraph" style:parent-style-name="Heading_20_2">
      <style:text-properties fo:font-size="15pt" fo:font-weight="bold" officeooo:rsid="0064235a" officeooo:paragraph-rsid="0064235a" style:font-size-asian="15pt" style:font-weight-asian="bold" style:font-size-complex="15pt" style:font-weight-complex="bold"/>
    </style:style>
    <style:style style:name="P66" style:family="paragraph" style:parent-style-name="Heading_20_2">
      <style:text-properties fo:font-size="15pt" fo:font-weight="bold" officeooo:rsid="00244491" officeooo:paragraph-rsid="004854e3" style:font-size-asian="15pt" style:font-weight-asian="bold" style:font-size-complex="15pt" style:font-weight-complex="bold"/>
    </style:style>
    <style:style style:name="P67" style:family="paragraph" style:parent-style-name="Heading_20_2">
      <style:text-properties officeooo:paragraph-rsid="004854e3"/>
    </style:style>
    <style:style style:name="P68" style:family="paragraph" style:parent-style-name="Heading_20_2">
      <style:text-properties officeooo:paragraph-rsid="005d2637"/>
    </style:style>
    <style:style style:name="P69" style:family="paragraph" style:parent-style-name="Heading_20_2">
      <style:text-properties officeooo:paragraph-rsid="006dd03b"/>
    </style:style>
    <style:style style:name="P70" style:family="paragraph" style:parent-style-name="Heading_20_2">
      <style:text-properties fo:font-size="12pt" fo:font-weight="normal" officeooo:paragraph-rsid="007135f6" style:font-size-asian="12pt" style:font-weight-asian="normal" style:font-size-complex="12pt" style:font-weight-complex="normal"/>
    </style:style>
    <style:style style:name="P71" style:family="paragraph" style:parent-style-name="Preformatted_20_Text">
      <style:paragraph-properties style:writing-mode="lr-tb"/>
    </style:style>
    <style:style style:name="P72" style:family="paragraph" style:parent-style-name="Preformatted_20_Text">
      <style:paragraph-properties style:writing-mode="lr-tb"/>
      <style:text-properties officeooo:paragraph-rsid="00764ca4"/>
    </style:style>
    <style:style style:name="P73" style:family="paragraph" style:parent-style-name="Preformatted_20_Text">
      <style:paragraph-properties style:writing-mode="lr-tb"/>
      <style:text-properties officeooo:rsid="00764ca4" officeooo:paragraph-rsid="00764ca4"/>
    </style:style>
    <style:style style:name="P74" style:family="paragraph" style:parent-style-name="Preformatted_20_Text">
      <style:paragraph-properties style:writing-mode="lr-tb"/>
      <style:text-properties officeooo:rsid="007bce80" officeooo:paragraph-rsid="007bce80"/>
    </style:style>
    <style:style style:name="P75" style:family="paragraph" style:parent-style-name="Preformatted_20_Text">
      <style:paragraph-properties style:writing-mode="lr-tb"/>
      <style:text-properties fo:language="en" fo:country="US"/>
    </style:style>
    <style:style style:name="P76" style:family="paragraph" style:parent-style-name="Preformatted_20_Text">
      <style:paragraph-properties style:writing-mode="lr-tb"/>
      <style:text-properties fo:language="en" fo:country="US" officeooo:rsid="007b065b" officeooo:paragraph-rsid="007b065b"/>
    </style:style>
    <style:style style:name="P77" style:family="paragraph" style:parent-style-name="Heading_20_3">
      <style:text-properties fo:color="#000000"/>
    </style:style>
    <style:style style:name="P78" style:family="paragraph" style:parent-style-name="Heading_20_3">
      <style:text-properties fo:color="#000000" fo:font-weight="bold" officeooo:paragraph-rsid="004854e3" style:font-weight-asian="bold" style:font-weight-complex="bold"/>
    </style:style>
    <style:style style:name="P79" style:family="paragraph" style:parent-style-name="Standard" style:list-style-name="L1">
      <style:text-properties fo:font-size="13pt" fo:font-weight="bold" officeooo:rsid="00120e7c" officeooo:paragraph-rsid="005d2637" style:font-size-asian="13pt" style:font-weight-asian="bold" style:font-size-complex="13pt" style:font-weight-complex="bold"/>
    </style:style>
    <style:style style:name="P80" style:family="paragraph" style:parent-style-name="Text_20_body" style:list-style-name="L2">
      <style:text-properties officeooo:paragraph-rsid="005d2637"/>
    </style:style>
    <style:style style:name="P81" style:family="paragraph" style:parent-style-name="Text_20_body" style:list-style-name="L3">
      <style:text-properties officeooo:paragraph-rsid="004854e3"/>
    </style:style>
    <style:style style:name="P82" style:family="paragraph" style:parent-style-name="Text_20_body">
      <style:text-properties style:font-name="Courier 10 Pitch" fo:font-size="11pt" fo:font-weight="normal" officeooo:rsid="0083a509" officeooo:paragraph-rsid="0083a509" style:font-size-asian="11pt" style:font-weight-asian="normal" style:font-size-complex="11pt" style:font-weight-complex="normal"/>
    </style:style>
    <style:style style:name="P83" style:family="paragraph" style:parent-style-name="Text_20_body">
      <style:text-properties style:font-name="Courier 10 Pitch" fo:font-size="11pt" fo:font-weight="normal" officeooo:rsid="0083a509" officeooo:paragraph-rsid="00878bbb" style:font-size-asian="11pt" style:font-weight-asian="normal" style:font-size-complex="11pt" style:font-weight-complex="normal"/>
    </style:style>
    <style:style style:name="P84" style:family="paragraph" style:parent-style-name="Text_20_body">
      <style:text-properties style:font-name="Courier 10 Pitch" fo:font-size="10pt" fo:font-weight="normal" officeooo:rsid="00462726" officeooo:paragraph-rsid="005d2637" style:font-size-asian="10pt" style:font-weight-asian="normal" style:font-size-complex="10pt" style:font-weight-complex="normal"/>
    </style:style>
    <style:style style:name="P85" style:family="paragraph" style:parent-style-name="Text_20_body" style:list-style-name="L3">
      <style:paragraph-properties fo:margin-top="0cm" fo:margin-bottom="0cm" style:contextual-spacing="false"/>
      <style:text-properties officeooo:paragraph-rsid="004854e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44491" style:font-weight-asian="bold" style:font-weight-complex="bold"/>
    </style:style>
    <style:style style:name="T4" style:family="text">
      <style:text-properties fo:font-weight="bold" officeooo:rsid="00454263" style:font-weight-asian="bold" style:font-weight-complex="bold"/>
    </style:style>
    <style:style style:name="T5" style:family="text">
      <style:text-properties fo:font-weight="bold" officeooo:rsid="0028cc1d" style:font-weight-asian="bold" style:font-weight-complex="bold"/>
    </style:style>
    <style:style style:name="T6" style:family="text">
      <style:text-properties fo:font-weight="bold" officeooo:rsid="002a4c57" style:font-weight-asian="bold" style:font-weight-complex="bold"/>
    </style:style>
    <style:style style:name="T7" style:family="text">
      <style:text-properties fo:font-weight="bold" officeooo:rsid="002c31e5" style:font-weight-asian="bold" style:font-weight-complex="bold"/>
    </style:style>
    <style:style style:name="T8" style:family="text">
      <style:text-properties fo:font-weight="bold" officeooo:rsid="0030181b" style:font-weight-asian="bold" style:font-weight-complex="bold"/>
    </style:style>
    <style:style style:name="T9" style:family="text">
      <style:text-properties fo:font-weight="bold" officeooo:rsid="00321476" style:font-weight-asian="bold" style:font-weight-complex="bold"/>
    </style:style>
    <style:style style:name="T10" style:family="text">
      <style:text-properties fo:font-weight="bold" officeooo:rsid="00323e5b" style:font-weight-asian="bold" style:font-weight-complex="bold"/>
    </style:style>
    <style:style style:name="T11" style:family="text">
      <style:text-properties fo:font-weight="bold" officeooo:rsid="0033670f" style:font-weight-asian="bold" style:font-weight-complex="bold"/>
    </style:style>
    <style:style style:name="T12" style:family="text">
      <style:text-properties fo:font-weight="bold" officeooo:rsid="0034524b" style:font-weight-asian="bold" style:font-weight-complex="bold"/>
    </style:style>
    <style:style style:name="T13" style:family="text">
      <style:text-properties fo:font-weight="bold" officeooo:rsid="0034caf2" style:font-weight-asian="bold" style:font-weight-complex="bold"/>
    </style:style>
    <style:style style:name="T14" style:family="text">
      <style:text-properties fo:font-weight="bold" officeooo:rsid="0035befe" style:font-weight-asian="bold" style:font-weight-complex="bold"/>
    </style:style>
    <style:style style:name="T15" style:family="text">
      <style:text-properties fo:font-weight="bold" officeooo:rsid="0037a3a1" style:font-weight-asian="bold" style:font-weight-complex="bold"/>
    </style:style>
    <style:style style:name="T16" style:family="text">
      <style:text-properties fo:font-weight="bold" officeooo:rsid="003987de" style:font-weight-asian="bold" style:font-weight-complex="bold"/>
    </style:style>
    <style:style style:name="T17" style:family="text">
      <style:text-properties fo:font-weight="bold" officeooo:rsid="0045638a" style:font-weight-asian="bold" style:font-weight-complex="bold"/>
    </style:style>
    <style:style style:name="T18" style:family="text">
      <style:text-properties fo:font-weight="bold" officeooo:rsid="00523b5b" style:font-weight-asian="bold" style:font-weight-complex="bold"/>
    </style:style>
    <style:style style:name="T19" style:family="text">
      <style:text-properties fo:font-size="13pt" fo:font-weight="bold" officeooo:rsid="0041093c" style:font-size-asian="13pt" style:font-weight-asian="normal" style:font-size-complex="13pt" style:font-weight-complex="normal"/>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2pt" fo:font-weight="bold" officeooo:rsid="000df7ae" style:font-size-asian="12pt" style:font-weight-asian="bold" style:font-size-complex="12pt" style:font-weight-complex="bold"/>
    </style:style>
    <style:style style:name="T22" style:family="text">
      <style:text-properties fo:font-size="12pt" fo:font-weight="bold" officeooo:rsid="006dd03b" style:font-size-asian="12pt" style:font-weight-asian="bold" style:font-size-complex="12pt" style:font-weight-complex="bold"/>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normal" officeooo:rsid="000c4d19" style:font-size-asian="12pt" style:font-weight-asian="normal" style:font-size-complex="12pt" style:font-weight-complex="normal"/>
    </style:style>
    <style:style style:name="T25" style:family="text">
      <style:text-properties style:font-name="Courier 10 Pitch" fo:font-size="9pt" officeooo:rsid="0017575b" style:font-size-asian="9pt" style:font-size-complex="9pt"/>
    </style:style>
    <style:style style:name="T26" style:family="text">
      <style:text-properties style:font-name="Courier 10 Pitch" fo:font-weight="normal" officeooo:rsid="0017575b" style:font-weight-asian="normal" style:font-weight-complex="normal"/>
    </style:style>
    <style:style style:name="T27" style:family="text">
      <style:text-properties style:font-name="Courier 10 Pitch" fo:font-weight="normal" officeooo:rsid="001c54d2" style:font-weight-asian="normal" style:font-weight-complex="normal"/>
    </style:style>
    <style:style style:name="T28" style:family="text">
      <style:text-properties style:font-name="Courier 10 Pitch" fo:font-size="10pt" style:font-size-asian="10pt" style:font-size-complex="10pt"/>
    </style:style>
    <style:style style:name="T29" style:family="text">
      <style:text-properties style:font-name="Courier 10 Pitch" fo:font-size="10pt" officeooo:rsid="001ab57a" style:font-size-asian="10pt" style:font-size-complex="10pt"/>
    </style:style>
    <style:style style:name="T30" style:family="text">
      <style:text-properties fo:font-size="10pt" style:font-size-asian="8.75pt" style:font-size-complex="10pt"/>
    </style:style>
    <style:style style:name="T31" style:family="text">
      <style:text-properties officeooo:rsid="0019f8e8"/>
    </style:style>
    <style:style style:name="T32" style:family="text">
      <style:text-properties officeooo:rsid="00224b32"/>
    </style:style>
    <style:style style:name="T33" style:family="text">
      <style:text-properties fo:font-size="14pt" fo:font-weight="bold" style:font-weight-asian="bold" style:font-weight-complex="bold"/>
    </style:style>
    <style:style style:name="T34" style:family="text">
      <style:text-properties fo:font-size="14pt" fo:font-weight="bold" officeooo:rsid="00244491" style:font-weight-asian="bold" style:font-weight-complex="bold"/>
    </style:style>
    <style:style style:name="T35" style:family="text">
      <style:text-properties fo:font-size="14pt" fo:font-weight="bold" officeooo:rsid="00256cdd" style:font-weight-asian="bold" style:font-weight-complex="bold"/>
    </style:style>
    <style:style style:name="T36" style:family="text">
      <style:text-properties fo:font-size="14pt" fo:font-weight="bold" officeooo:rsid="0028343d" style:font-weight-asian="bold" style:font-weight-complex="bold"/>
    </style:style>
    <style:style style:name="T37" style:family="text">
      <style:text-properties fo:font-size="14pt" fo:font-weight="bold" officeooo:rsid="0028a906" style:font-weight-asian="bold" style:font-weight-complex="bold"/>
    </style:style>
    <style:style style:name="T38" style:family="text">
      <style:text-properties officeooo:rsid="00454263"/>
    </style:style>
    <style:style style:name="T39" style:family="text">
      <style:text-properties officeooo:rsid="003e1445"/>
    </style:style>
    <style:style style:name="T40" style:family="text">
      <style:text-properties fo:font-weight="normal" officeooo:rsid="0041093c" style:font-weight-asian="normal" style:font-weight-complex="normal"/>
    </style:style>
    <style:style style:name="T41" style:family="text">
      <style:text-properties fo:font-size="15pt" fo:font-weight="bold" officeooo:rsid="000c4d19" style:font-size-asian="15pt" style:font-weight-asian="bold" style:font-size-complex="15pt" style:font-weight-complex="bold"/>
    </style:style>
    <style:style style:name="T42" style:family="text">
      <style:text-properties fo:font-size="15pt" fo:font-weight="bold" officeooo:rsid="0056011e" style:font-size-asian="15pt" style:font-weight-asian="bold" style:font-size-complex="15pt" style:font-weight-complex="bold"/>
    </style:style>
    <style:style style:name="T43" style:family="text">
      <style:text-properties style:font-name="Cantarell" fo:font-size="11pt" fo:font-weight="bold" officeooo:rsid="0041093c" style:font-size-asian="11pt" style:font-weight-asian="normal" style:font-size-complex="11pt" style:font-weight-complex="normal"/>
    </style:style>
    <style:style style:name="T44" style:family="text">
      <style:text-properties style:font-name="Liberation Serif"/>
    </style:style>
    <style:style style:name="T45" style:family="text">
      <style:text-properties style:font-name="Liberation Serif" fo:font-weight="bold" style:font-weight-asian="bold" style:font-weight-complex="bold"/>
    </style:style>
    <style:style style:name="T46" style:family="text">
      <style:text-properties style:font-name="Liberation Serif" fo:font-size="15pt" fo:font-weight="bold" officeooo:rsid="000c4d19" style:font-size-asian="15pt" style:font-weight-asian="bold" style:font-size-complex="15pt" style:font-weight-complex="bold"/>
    </style:style>
    <style:style style:name="T47" style:family="text">
      <style:text-properties style:font-name="Liberation Serif" fo:font-size="15pt" fo:font-weight="bold" officeooo:rsid="0056011e" style:font-size-asian="15pt" style:font-weight-asian="bold" style:font-size-complex="15pt" style:font-weight-complex="bold"/>
    </style:style>
    <style:style style:name="T48" style:family="text">
      <style:text-properties style:font-name="Liberation Serif" fo:font-size="11pt" style:font-size-asian="11pt" style:font-size-complex="11pt"/>
    </style:style>
    <style:style style:name="T49" style:family="text">
      <style:text-properties style:font-name="Liberation Serif" fo:font-size="11pt" fo:font-weight="bold" style:font-size-asian="11pt" style:font-weight-asian="bold" style:font-size-complex="11pt" style:font-weight-complex="bold"/>
    </style:style>
    <style:style style:name="T50" style:family="text">
      <style:text-properties style:font-name="Liberation Serif" fo:font-size="13pt" fo:font-weight="bold" officeooo:rsid="00462726" style:font-size-asian="13pt" style:font-weight-asian="normal" style:font-size-complex="13pt" style:font-weight-complex="normal"/>
    </style:style>
    <style:style style:name="T51" style:family="text">
      <style:text-properties style:font-name="Liberation Serif" fo:font-size="13pt" fo:font-weight="bold" officeooo:rsid="0041093c" style:font-size-asian="13pt" style:font-weight-asian="normal" style:font-size-complex="13pt" style:font-weight-complex="normal"/>
    </style:style>
    <style:style style:name="T52" style:family="text">
      <style:text-properties style:font-name="Liberation Serif" fo:font-size="13pt" fo:font-weight="bold" officeooo:rsid="0061781b" style:font-size-asian="13pt" style:font-weight-asian="normal" style:font-size-complex="13pt" style:font-weight-complex="normal"/>
    </style:style>
    <style:style style:name="T53" style:family="text">
      <style:text-properties style:font-name="Liberation Serif" officeooo:rsid="00462726"/>
    </style:style>
    <style:style style:name="T54" style:family="text">
      <style:text-properties style:font-name="Liberation Serif" officeooo:rsid="008884c5"/>
    </style:style>
    <style:style style:name="T55" style:family="text">
      <style:text-properties officeooo:rsid="005710ba"/>
    </style:style>
    <style:style style:name="T56" style:family="text">
      <style:text-properties officeooo:rsid="005efc01"/>
    </style:style>
    <style:style style:name="T57" style:family="text">
      <style:text-properties officeooo:rsid="0060b509"/>
    </style:style>
    <style:style style:name="T58" style:family="text">
      <style:text-properties officeooo:rsid="0065cd83"/>
    </style:style>
    <style:style style:name="T59" style:family="text">
      <style:text-properties fo:language="en" fo:country="US"/>
    </style:style>
    <style:style style:name="T60" style:family="text">
      <style:text-properties officeooo:rsid="00764ca4"/>
    </style:style>
    <style:style style:name="T61" style:family="text">
      <style:text-properties officeooo:rsid="00807f81"/>
    </style:style>
    <style:style style:name="T62" style:family="text">
      <style:text-properties officeooo:rsid="0085db89"/>
    </style:style>
    <style:style style:name="T63" style:family="text">
      <style:text-properties officeooo:rsid="00872f48"/>
    </style:style>
    <style:style style:name="T64" style:family="text">
      <style:text-properties officeooo:rsid="00878bbb"/>
    </style:style>
    <style:style style:name="T65" style:family="text">
      <style:text-properties officeooo:rsid="008c923d"/>
    </style:style>
    <style:style style:name="T66" style:family="text">
      <style:text-properties officeooo:rsid="008d85dc"/>
    </style:style>
    <style:style style:name="T67" style:family="text">
      <style:text-properties officeooo:rsid="00905b1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65">I</text:span>dchecker</text:p>
      <text:p text:style-name="P14"/>
      <text:p text:style-name="P15"><text:span text:style-name="T66">S</text:span>tack and <text:span text:style-name="T67">Q</text:span>ueue</text:p>
      <text:p text:style-name="P13"/>
      <text:p text:style-name="P35"><text:span text:style-name="Teletype">__main__</text:span></text:p>
      <text:p text:style-name="P34"><text:span text:style-name="Teletype"><text:span text:style-name="T20"><text:tab/>'__main__'</text:span></text:span><text:span text:style-name="T20"> is the name of the scope in which top-level code executes. A module’s __name__ is set equal to </text:span><text:span text:style-name="Teletype"><text:span text:style-name="T20">'__main__'</text:span></text:span><text:span text:style-name="T20"> when read from standard input, a script, or from an interactive prompt.</text:span></text:p>
      <text:p text:style-name="Text_20_body"><text:span text:style-name="T20"><text:tab/></text:span>A module can discover whether or not it is running in the main scope by checking its own <text:span text:style-name="Teletype">__name__</text:span>, which allows a common idiom for conditionally executing code in a module when it is run as a script or with <text:span text:style-name="Teletype">python -m</text:span> but not when it is imported:</text:p>
      <text:p text:style-name="Preformatted_20_Text">if __name__ == "__main__":</text:p>
      <text:p text:style-name="Preformatted_20_Text"><text:s text:c="4"/># execute only if run as a script</text:p>
      <text:p text:style-name="P56"><text:s text:c="4"/>main()</text:p>
      <text:p text:style-name="Text_20_body"><text:s/><text:tab/>For a package, the same effect can be achieved by including a <text:span text:style-name="Teletype">__main__.py</text:span> module, the contents of which will be executed when the module is run with <text:span text:style-name="Teletype">-m</text:span>.</text:p>
      <text:h text:style-name="P26" text:outline-level="1">Data Persistence<text:tab/></text:h>
      <text:p text:style-name="P8"><text:tab/>Python provides several modules for storing data. There are basically two aspects to persistence: <text:tab/><text:tab/>converting the in-memory object back and forth into a format for saving it,</text:p>
      <text:p text:style-name="P8"><text:tab/><text:tab/> and working with the storage of the converted data.</text:p>
      <text:p text:style-name="P8"/>
      <text:p text:style-name="P10"><text:span text:style-name="T19">Pickling </text:span>Python object serialization</text:p>
      <text:p text:style-name="P18"/>
      <text:p text:style-name="P10"><text:span text:style-name="T43"><text:tab/></text:span><text:span text:style-name="T48">The </text:span><text:span text:style-name="Teletype"><text:span text:style-name="T49">pickle</text:span></text:span><text:span text:style-name="T48"> module implements a fundamental, but powerful algorithm for serializing and de-serializing a Python object structure.</text:span></text:p>
      <text:p text:style-name="P20"/>
      <text:p text:style-name="P20"><text:span text:style-name="T40"><text:tab/></text:span>“<text:span text:style-name="T1">Pickling</text:span>” is the process whereby a <text:span text:style-name="T1">Python</text:span> object hierarchy is converted into a byte stream, and “unpickling” is the inverse operation, whereby a byte stream (from a binary file or bytes-like object) is converted back into an object hierarchy.</text:p>
      <text:p text:style-name="P9"><text:span text:style-name="Source_20_Text"><text:span text:style-name="T44"><text:tab/></text:span></text:span><text:span text:style-name="Source_20_Text"><text:span text:style-name="T54">P</text:span></text:span><text:span text:style-name="Source_20_Text"><text:span text:style-name="T45">ickle</text:span></text:span><text:span text:style-name="T44"> is for serializing some object (or objects) as a single bytestream in a file.</text:span></text:p>
      <text:p text:style-name="P22"><text:tab/></text:p>
      <text:p text:style-name="P21"><text:span text:style-name="T17"><text:tab/></text:span><text:span text:style-name="T2">Pickle</text:span> is an important module whenever you need persistence between user sessions. Whether your are programming for a database, game, forum, or some other application that must save information between sessions, you will find pickle helpful for saving identifiers and settings. As a module, pickle provides for the saving of Python objects between processes.</text:p>
      <text:p text:style-name="P21"/>
      <text:p text:style-name="P21"><text:span text:style-name="T17"><text:tab/></text:span><text:span text:style-name="T18">U</text:span>se for pickling is if you need to transmit this dictionary over a network (perhaps with sockets or something.) You first need to convert it into a character stream, then you can send it over a socket connection.</text:p>
      <text:p text:style-name="P17"/>
      <text:p text:style-name="P4">#1 : pickling.py</text:p>
      <text:p text:style-name="P4"/>
      <text:p text:style-name="P2">import pickle </text:p>
      <text:p text:style-name="P2">from sys import argv </text:p>
      <text:p text:style-name="P2"/>
      <text:p text:style-name="P2">script,file_name = argv </text:p>
      <text:p text:style-name="P2"><text:soft-page-break/></text:p>
      <text:p text:style-name="P2">dc = {'key1':'val1','key2':'val2'} </text:p>
      <text:p text:style-name="P2">ls = [1,2,3,5,4] </text:p>
      <text:p text:style-name="P2">tp = (10,20,30) </text:p>
      <text:p text:style-name="P2"/>
      <text:p text:style-name="P2"><text:s/>def dump_into_pickle_file(fname): </text:p>
      <text:p text:style-name="P2"><text:tab/>f = open(fname,'wb') </text:p>
      <text:p text:style-name="P2"><text:tab/>pickle.dump(dc,f) </text:p>
      <text:p text:style-name="P2"><text:tab/>f.close() </text:p>
      <text:p text:style-name="P2"/>
      <text:p text:style-name="P2">def load_from_pickle_file(fname): </text:p>
      <text:p text:style-name="P2"><text:tab/>f = open(file_name,'rb') </text:p>
      <text:p text:style-name="P2"><text:tab/>dc = pickle.load(f) </text:p>
      <text:p text:style-name="P2"><text:tab/>f.close() </text:p>
      <text:p text:style-name="P2"><text:tab/>return dc </text:p>
      <text:p text:style-name="P2"/>
      <text:p text:style-name="P2">def dump_another_way(fname): </text:p>
      <text:p text:style-name="P2"><text:tab/>with open(fname,'wb') as fh: </text:p>
      <text:p text:style-name="P2"><text:tab/><text:tab/>pickle.dump(dc,fh) </text:p>
      <text:p text:style-name="P2"><text:tab/><text:tab/>pickle.dump(ls,fh) </text:p>
      <text:p text:style-name="P2"><text:tab/><text:tab/>pickle.dump(tp,fh) </text:p>
      <text:p text:style-name="P2"/>
      <text:p text:style-name="P2">def load_another_way(fname): </text:p>
      <text:p text:style-name="P2"><text:tab/>with open(fname,'r') as fh: </text:p>
      <text:p text:style-name="P2"><text:tab/><text:tab/>gotval1 = pickle.load(fh) </text:p>
      <text:p text:style-name="P2"><text:tab/><text:tab/>gotval2 = pickle.load(fh) </text:p>
      <text:p text:style-name="P2"><text:tab/><text:tab/>gotval3 = pickle.load(fh) </text:p>
      <text:p text:style-name="P2"><text:tab/>print gotval1 </text:p>
      <text:p text:style-name="P2"><text:tab/>print gotval2 </text:p>
      <text:p text:style-name="P2"><text:tab/>print gotval3 </text:p>
      <text:p text:style-name="P2"/>
      <text:p text:style-name="P2">def dump_using_pickler(fname): </text:p>
      <text:p text:style-name="P2"><text:tab/>fh = open(fname, 'w') </text:p>
      <text:p text:style-name="P2"><text:tab/>pickler = pickle.Pickler(fh) </text:p>
      <text:p text:style-name="P2"><text:tab/>pickler.dump(dc) </text:p>
      <text:p text:style-name="P2"><text:tab/>pickler.dump(ls) </text:p>
      <text:p text:style-name="P2"><text:tab/>pickler.dump(tp) </text:p>
      <text:p text:style-name="P2"><text:tab/>fh.close() </text:p>
      <text:p text:style-name="P2"/>
      <text:p text:style-name="P2">def load_using_pickler(fname): </text:p>
      <text:p text:style-name="P2"><text:tab/>fh = open(fname, 'r') </text:p>
      <text:p text:style-name="P2"><text:tab/>unpickler = pickle.Unpickler(fh) </text:p>
      <text:p text:style-name="P2"><text:tab/>gotval1 = unpickler.load() </text:p>
      <text:p text:style-name="P2"><text:tab/>gotval2 = unpickler.load() </text:p>
      <text:p text:style-name="P2"><text:tab/>gotval3 = unpickler.load() </text:p>
      <text:p text:style-name="P2"><text:tab/>fh.close() </text:p>
      <text:p text:style-name="P2"><text:tab/>print gotval1 </text:p>
      <text:p text:style-name="P2"><text:tab/>print gotval2 </text:p>
      <text:p text:style-name="P2"><text:tab/>print gotval3 </text:p>
      <text:p text:style-name="P2"><text:tab/> </text:p>
      <text:p text:style-name="P2">if __name__ == "__main__": </text:p>
      <text:p text:style-name="P2"><text:tab/> </text:p>
      <text:p text:style-name="P2"><text:tab/>dump_into_pickle_file(file_name) </text:p>
      <text:p text:style-name="P2"><text:tab/>tmpdc = load_from_pickle_file(file_name) </text:p>
      <text:p text:style-name="P2"><text:tab/>print "Printing from pickle file : ",tmpdc </text:p>
      <text:p text:style-name="P2"><text:tab/> </text:p>
      <text:p text:style-name="P2"><text:tab/>dictn = {'a':1,'b':2,'c':3} </text:p>
      <text:p text:style-name="P2"><text:tab/>dump_using_pickler(file_name) </text:p>
      <text:p text:style-name="P2"><text:tab/>load_using_pickler(file_name) </text:p>
      <text:p text:style-name="P2"><text:tab/> </text:p>
      <text:p text:style-name="P2"><text:soft-page-break/><text:tab/>dump_another_way(file_name) </text:p>
      <text:p text:style-name="P2"><text:tab/>load_another_way(file_name) </text:p>
      <text:p text:style-name="P2"/>
      <text:p text:style-name="P1"/>
      <text:p text:style-name="P11"/>
      <text:p text:style-name="P11"/>
      <text:p text:style-name="P11"><text:span text:style-name="T50">shelving</text:span><text:span text:style-name="T51"> : </text:span><text:span text:style-name="T44">Python object </text:span><text:span text:style-name="T53">persistence</text:span></text:p>
      <text:p text:style-name="P19"/>
      <text:p text:style-name="P11"><text:span text:style-name="T44"><text:tab/>A </text:span><text:span text:style-name="T45">“shelf”</text:span><text:span text:style-name="T44"> is a persistent, dictionary-like object. The difference with “dbm” databases is that the values (not the keys!) in a shelf can be essentially arbitrary Python objects — anything that the </text:span><text:span text:style-name="Teletype"><text:span text:style-name="T44">pickle</text:span></text:span><text:span text:style-name="T44"> module can handle. This includes most class instances, recursive data types, and objects containing lots of shared sub-objects. The keys are ordinary strings.</text:span></text:p>
      <text:p text:style-name="P19"/>
      <text:p text:style-name="P16"><text:span text:style-name="T46"><text:tab/></text:span><text:span text:style-name="T47">S</text:span><text:span text:style-name="Source_20_Text"><text:span text:style-name="T45">helve</text:span></text:span><text:span text:style-name="T44"> builds on top of </text:span><text:span text:style-name="Source_20_Text"><text:span text:style-name="T45">pickle</text:span></text:span><text:span text:style-name="T44"> and implements a serialization dictionary where objects are pickled, but associated with a key (some string), so you can load your shelved data file and access your pickled objects via keys. This could be more convenient were you to be serializing many objects.</text:span></text:p>
      <text:p text:style-name="P16"><text:span text:style-name="T41"><text:tab/></text:span><text:span text:style-name="T42">S</text:span>helve is a very powerful Python module for object persistence. When you shelve an object, you must give a key by which the object value is known. In this way, the shelve file becomes a database of stored values, any of which can be accessed at any time.</text:p>
      <text:p text:style-name="P12"/>
      <text:p text:style-name="P5">#1 : <text:span text:style-name="T55">shelving</text:span>.py</text:p>
      <text:p text:style-name="P3">import shelve </text:p>
      <text:p text:style-name="P3">from sys import argv </text:p>
      <text:p text:style-name="P3"/>
      <text:p text:style-name="P3">script,file_name = argv </text:p>
      <text:p text:style-name="P3"/>
      <text:p text:style-name="P3">dc = {'key1':'val1','key2':'val2'} </text:p>
      <text:p text:style-name="P3">ls = [1,2,3,5,4] </text:p>
      <text:p text:style-name="P3">tp = (10,20,30) </text:p>
      <text:p text:style-name="P3"/>
      <text:p text:style-name="P3">def load_objs_to_shelve(fname): </text:p>
      <text:p text:style-name="P3"><text:tab/>sv = shelve.open(fname) </text:p>
      <text:p text:style-name="P3"><text:tab/>sv['key1'] = dc </text:p>
      <text:p text:style-name="P3"><text:tab/>sv['key2'] = ls </text:p>
      <text:p text:style-name="P3"><text:tab/>sv['key3'] = tp </text:p>
      <text:p text:style-name="P3"><text:tab/>sv.close() </text:p>
      <text:p text:style-name="P3"/>
      <text:p text:style-name="P3">def retrieve_objs_from_shelve(fname): </text:p>
      <text:p text:style-name="P3"><text:tab/>sv = shelve.open(file_name) </text:p>
      <text:p text:style-name="P3"><text:tab/>print "my first value :",sv['key1'] </text:p>
      <text:p text:style-name="P3"><text:tab/>print "my second value :",sv['key2'] </text:p>
      <text:p text:style-name="P3"><text:tab/>print "my third value :",sv['key3'] </text:p>
      <text:p text:style-name="P3"><text:tab/>sv.close() </text:p>
      <text:p text:style-name="P3"/>
      <text:p text:style-name="P3">if __name__ == '__main__': </text:p>
      <text:p text:style-name="P3"><text:tab/>load_objs_to_shelve(file_name) </text:p>
      <text:p text:style-name="P3"><text:tab/>retrieve_objs_from_shelve(file_name) </text:p>
      <text:p text:style-name="P16"/>
      <text:p text:style-name="P25"><text:span text:style-name="T52">marshal</text:span><text:span text:style-name="T51"> </text:span><text:span text:style-name="T50">: </text:span><text:span text:style-name="T52">data object serializing</text:span></text:p>
      <text:p text:style-name="P42"><text:tab/>This module is used to serialize data; that is, convert data to and from character strings, so that they can be stored on file or sent over a network.</text:p>
      <text:p text:style-name="Text_20_body"><text:span text:style-name="T2"><text:tab/>Marshal</text:span> uses a simple self-describing data format. For each data item, the marshalled string contains a type code, followed by one or more type specific fields. Integers are stored in little-<text:soft-page-break/>endian order, strings as a length field followed by the string’s contents (which can include null bytes), tuples as a length field followed by the objects that make up the tuple, etc.</text:p>
      <text:p text:style-name="P6">#<text:span text:style-name="T56">3</text:span> : <text:span text:style-name="T57">marshal</text:span>.py</text:p>
      <text:p text:style-name="P7">import marshal </text:p>
      <text:p text:style-name="P7">from sys import argv </text:p>
      <text:p text:style-name="P7">script,file_name = argv </text:p>
      <text:p text:style-name="P7"/>
      <text:p text:style-name="P7"/>
      <text:p text:style-name="P7">def marshalizing_into(fname): </text:p>
      <text:p text:style-name="P7"><text:tab/>fh = open(fname,'w') </text:p>
      <text:p text:style-name="P7"><text:tab/>marshal.dump(value,fh) </text:p>
      <text:p text:style-name="P7"><text:tab/>fh.close() </text:p>
      <text:p text:style-name="P7"/>
      <text:p text:style-name="P7">def demarshalizing_from(fname): </text:p>
      <text:p text:style-name="P7"><text:tab/>fh = open(fname,'r') </text:p>
      <text:p text:style-name="P7"><text:tab/>value <text:s/>= marshal.load(fh) </text:p>
      <text:p text:style-name="P7"><text:tab/>print value </text:p>
      <text:p text:style-name="P7"/>
      <text:p text:style-name="P7"/>
      <text:p text:style-name="P7">if __name__ == '__main__': </text:p>
      <text:p text:style-name="P7"><text:tab/>value = ( </text:p>
      <text:p text:style-name="P7"><text:tab/><text:tab/>"this is a string", </text:p>
      <text:p text:style-name="P7"><text:tab/><text:tab/>[1,2,3,4], </text:p>
      <text:p text:style-name="P7"><text:tab/><text:tab/>("more tuple",10,2,5), </text:p>
      <text:p text:style-name="P7"><text:tab/><text:tab/>"this is yet another string" </text:p>
      <text:p text:style-name="P7"><text:tab/><text:tab/>) </text:p>
      <text:p text:style-name="P7"><text:tab/>marshalizing_into(file_name) </text:p>
      <text:p text:style-name="P7"><text:tab/>demarshalizing_from(file_name)</text:p>
      <text:p text:style-name="P16"/>
      <text:list xml:id="list5075662383864711000" text:style-name="L1">
        <text:list-item>
          <text:p text:style-name="P79">Understanding Mutability and Immutable reference call to the function</text:p>
        </text:list-item>
      </text:list>
      <text:p text:style-name="P23"/>
      <text:p text:style-name="P23">Arguments are passed by assignment. The rationale behind this is twofold:</text:p>
      <text:p text:style-name="P41"><text:span text:style-name="T24"><text:tab/>1.the parameter passed in is actually a </text:span><text:span text:style-name="Emphasis"><text:span text:style-name="T24">reference</text:span></text:span><text:span text:style-name="T24"> to an object (but the reference is passed by value) </text:span></text:p>
      <text:p text:style-name="P41"><text:span text:style-name="T24"><text:tab/>2. S</text:span>ome data types are mutable, but others aren't </text:p>
      <text:p text:style-name="P32">So:</text:p>
      <text:list xml:id="list161201691032710835" text:style-name="L2">
        <text:list-item>
          <text:p text:style-name="P80">If you pass a <text:span text:style-name="Emphasis">mutable</text:span> object into a method, the method gets a reference to that same object and you can mutate it to your heart's delight, but if you rebind the reference in the method, the outer scope will know nothing about it, and after you're done, the outer reference will still point at the original object. </text:p>
        </text:list-item>
        <text:list-item>
          <text:p text:style-name="P80">If you pass an <text:span text:style-name="Emphasis">immutable</text:span> object to a method, you still can't rebind the outer reference, and you can't even mutate the object.</text:p>
        </text:list-item>
      </text:list>
      <text:h text:style-name="P64" text:outline-level="2">List - a mutable type</text:h>
      <text:p text:style-name="P41"><text:span text:style-name="Strong_20_Emphasis">Let's try to modify the list that was passed to a method:</text:span></text:p>
      <text:p text:style-name="P41"><text:span text:style-name="Source_20_Text"><text:span text:style-name="T25">outer_list = ['one', 'two', 'three'] </text:span></text:span></text:p>
      <text:p text:style-name="P41"><text:soft-page-break/><text:span text:style-name="Source_20_Text"><text:span text:style-name="T25"><text:s/>def try_to_change_list_contents(the_list): </text:span></text:span></text:p>
      <text:p text:style-name="P41"><text:span text:style-name="Source_20_Text"><text:span text:style-name="T25"><text:tab/>print 'got list', the_list </text:span></text:span></text:p>
      <text:p text:style-name="P41"><text:span text:style-name="Source_20_Text"><text:span text:style-name="T25"><text:tab/>the_list.append('four') </text:span></text:span></text:p>
      <text:p text:style-name="P41"><text:span text:style-name="Source_20_Text"><text:span text:style-name="T25"><text:tab/>print 'changed to',the_list </text:span></text:span></text:p>
      <text:p text:style-name="P41"><text:span text:style-name="Source_20_Text"><text:span text:style-name="T25">if __name__ == '__main__': </text:span></text:span></text:p>
      <text:p text:style-name="P41"><text:span text:style-name="Source_20_Text"><text:span text:style-name="T25"><text:tab/>print '\nbefore, outer_list =', outer_list </text:span></text:span></text:p>
      <text:p text:style-name="P41"><text:span text:style-name="Source_20_Text"><text:span text:style-name="T25"><text:tab/>try_to_change_list_contents(outer_list) </text:span></text:span></text:p>
      <text:p text:style-name="P37"><text:span text:style-name="Source_20_Text"><text:span text:style-name="T25"><text:tab/>print 'after, outer_list =', outer_list</text:span></text:span></text:p>
      <text:p text:style-name="P24"/>
      <text:p text:style-name="P41">Since the parameter passed in is a reference to <text:span text:style-name="Source_20_Text">outer_list</text:span>, not a copy of it, we can use the mutating list methods to change it and have the changes reflected in the outer scope.</text:p>
      <text:p text:style-name="P41"><text:span text:style-name="Strong_20_Emphasis">Now let's see what happens when we try to change the reference that was passed in as a </text:span><text:span text:style-name="Strong_20_Emphasis"><text:span text:style-name="T30">parameter</text:span></text:span><text:span text:style-name="Strong_20_Emphasis">:</text:span></text:p>
      <text:p text:style-name="P50">.outer_list = ['one', 'two', 'three']</text:p>
      <text:p text:style-name="P50"/>
      <text:p text:style-name="P52"><text:span text:style-name="Source_20_Text"><text:span text:style-name="T26">def try_to_change_list_reference(the_list): </text:span></text:span></text:p>
      <text:p text:style-name="P52"><text:span text:style-name="Source_20_Text"><text:span text:style-name="T26"><text:s text:c="4"/>print 'got', the_list </text:span></text:span></text:p>
      <text:p text:style-name="P52"><text:span text:style-name="Source_20_Text"><text:span text:style-name="T26"><text:s text:c="4"/>the_list = ['ten','twenty','thirty'] </text:span></text:span></text:p>
      <text:p text:style-name="P52"><text:span text:style-name="Source_20_Text"><text:span text:style-name="T26"><text:s text:c="4"/>print 'set to', the_list</text:span></text:span></text:p>
      <text:p text:style-name="P52"/>
      <text:p text:style-name="P41"><text:span text:style-name="Source_20_Text"><text:span text:style-name="T25">if __name__ == '__main__': </text:span></text:span></text:p>
      <text:p text:style-name="P41"><text:tab/><text:span text:style-name="Source_20_Text"><text:span text:style-name="T28">print 'before, outer_list =', outer_list</text:span></text:span></text:p>
      <text:p text:style-name="P41"><text:span text:style-name="Source_20_Text"><text:span text:style-name="T28"><text:tab/>try_to_change_list_reference(outer_list)</text:span></text:span></text:p>
      <text:p text:style-name="P58"><text:span text:style-name="Source_20_Text"><text:span text:style-name="T28"><text:tab/>print 'after, outer_list =', outer_list</text:span></text:span></text:p>
      <text:p text:style-name="P41"><text:span text:style-name="Source_20_Text"><text:span text:style-name="T25"><text:tab/></text:span></text:span></text:p>
      <text:p text:style-name="P41">Since the <text:span text:style-name="Source_20_Text">the_list</text:span> parameter was passed by value, assigning a new list to it had no effect that the code outside the method could see. The <text:span text:style-name="Source_20_Text">the_list</text:span> was a copy of the <text:span text:style-name="Source_20_Text">outer_list</text:span> reference, and we had <text:span text:style-name="Source_20_Text">the_list</text:span> point to a new list, but there was no way to change where <text:span text:style-name="Source_20_Text">outer_list</text:span> pointed.</text:p>
      <text:h text:style-name="P68" text:outline-level="2">String - an immutable type</text:h>
      <text:p text:style-name="P41"><text:span text:style-name="Strong_20_Emphasis">It's immutable, so there's nothing we can do to change the contents of the string</text:span></text:p>
      <text:p text:style-name="P41"><text:span text:style-name="Strong_20_Emphasis">Now, let's try to change the reference</text:span></text:p>
      <text:p text:style-name="P52"><text:span text:style-name="Source_20_Text">def try_to_change_string_reference(the_string):</text:span></text:p>
      <text:p text:style-name="P52"><text:span text:style-name="Source_20_Text"><text:s text:c="4"/>print 'got', the_string</text:span></text:p>
      <text:p text:style-name="P52"><text:span text:style-name="Source_20_Text"><text:s text:c="4"/>the_string = 'In a kingdom by the sea'</text:span></text:p>
      <text:p text:style-name="P52"><text:span text:style-name="Source_20_Text"><text:s text:c="4"/>print 'set to', the_string</text:span></text:p>
      <text:p text:style-name="P52"/>
      <text:p text:style-name="P52"><text:span text:style-name="Source_20_Text">outer_string = 'It was many and many a year ago'</text:span></text:p>
      <text:p text:style-name="P52"/>
      <text:p text:style-name="P52"><text:span text:style-name="Source_20_Text">print 'before, outer_string =', outer_string</text:span></text:p>
      <text:p text:style-name="P52"><text:span text:style-name="Source_20_Text">try_to_change_string_reference(outer_string)</text:span></text:p>
      <text:p text:style-name="P58"><text:span text:style-name="Source_20_Text">print 'after, outer_string =', outer_string</text:span></text:p>
      <text:p text:style-name="P41"><text:soft-page-break/><text:tab/>Again, since the <text:span text:style-name="Source_20_Text">the_string</text:span> parameter was passed by value, assigning a new string to it had no effect that the code outside the method could see. The <text:span text:style-name="Source_20_Text">the_string</text:span> was a copy of the <text:span text:style-name="Source_20_Text">outer_string</text:span> reference, and we had <text:span text:style-name="Source_20_Text">the_string</text:span> point to a new string, but there was no way to change where <text:span text:style-name="Source_20_Text">outer_string</text:span> pointed.</text:p>
      <text:h text:style-name="P64" text:outline-level="2"><text:span text:style-name="T31">Tuple</text:span> - a<text:span text:style-name="T32">n</text:span> <text:span text:style-name="T31">im</text:span>mutable type</text:h>
      <text:p text:style-name="P41"><text:span text:style-name="Strong_20_Emphasis">It's immutable, so there's nothing we can do to change the contents of the </text:span><text:span text:style-name="Strong_20_Emphasis"><text:span text:style-name="T31">Tuple</text:span></text:span></text:p>
      <text:p text:style-name="P51">outer_tuple = ('larry', 'page', 'google')</text:p>
      <text:p text:style-name="P50"/>
      <text:p text:style-name="P52"><text:span text:style-name="Source_20_Text"><text:span text:style-name="T27">def try_to_change_tuple_contents(the_tuple): </text:span></text:span></text:p>
      <text:p text:style-name="P52"><text:span text:style-name="Source_20_Text"><text:span text:style-name="T27"><text:tab/>print 'got tuple', the_tuple </text:span></text:span></text:p>
      <text:p text:style-name="P52"><text:span text:style-name="Source_20_Text"><text:span text:style-name="T27"><text:tab/>try: </text:span></text:span></text:p>
      <text:p text:style-name="P52"><text:span text:style-name="Source_20_Text"><text:span text:style-name="T27"><text:tab/><text:tab/>the_tuple.append('four') </text:span></text:span></text:p>
      <text:p text:style-name="P52"><text:span text:style-name="Source_20_Text"><text:span text:style-name="T27"><text:tab/><text:tab/>print 'changed to', the_tuple </text:span></text:span></text:p>
      <text:p text:style-name="P52"><text:span text:style-name="Source_20_Text"><text:span text:style-name="T27"><text:tab/>except Exception as e: </text:span></text:span></text:p>
      <text:p text:style-name="P52"><text:span text:style-name="Source_20_Text"><text:span text:style-name="T27"><text:tab/><text:tab/>print e </text:span></text:span></text:p>
      <text:p text:style-name="P52"><text:span text:style-name="Source_20_Text"><text:span text:style-name="T27"><text:tab/></text:span></text:span></text:p>
      <text:p text:style-name="P52"/>
      <text:p text:style-name="P41"><text:span text:style-name="Source_20_Text"><text:span text:style-name="T25">if __name__ == '__main__': </text:span></text:span></text:p>
      <text:p text:style-name="P41"><text:tab/><text:span text:style-name="Source_20_Text"><text:span text:style-name="T29">print '\nbefore, outer_tuple =', outer_tuple </text:span></text:span></text:p>
      <text:p text:style-name="P41"><text:span text:style-name="Source_20_Text"><text:span text:style-name="T29"><text:tab/>try_to_change_tuple_contents(outer_tuple) </text:span></text:span></text:p>
      <text:p text:style-name="P41"><text:span text:style-name="Source_20_Text"><text:span text:style-name="T29"><text:tab/>print 'after, outer_tuple =', outer_tuple </text:span></text:span></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kesh </meta:initial-creator>
    <meta:creation-date>2015-10-01T19:07:18.088099073</meta:creation-date>
    <dc:date>2015-10-03T21:51:36.376355501</dc:date>
    <dc:creator>Rakesh </dc:creator>
    <meta:editing-duration>PT21H48S</meta:editing-duration>
    <meta:editing-cycles>119</meta:editing-cycles>
    <meta:generator>LibreOffice/4.2.8.2$Linux_X86_64 LibreOffice_project/420m0$Build-2</meta:generator>
    <meta:document-statistic meta:table-count="0" meta:image-count="0" meta:object-count="0" meta:page-count="6" meta:paragraph-count="186" meta:word-count="1321" meta:character-count="9119" meta:non-whitespace-character-count="7690"/>
  </office:meta>
</office:document-meta>
</file>